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C93Ed8b8Mhc</text:p>
      <text:p text:style-name="Preformatted_20_Text">https://stackoverflow.com/questions/14588212/postgresql-resetting-password-of-postgresql-on-ubuntu</text:p>
      <text:p text:style-name="Preformatted_20_Text">http://127.0.0.1/pgadmin4/browser/#</text:p>
      <text:p text:style-name="Preformatted_20_Text">https://tecadmin.net/how-to-install-postgresql-in-ubuntu-20-04/</text:p>
      <text:p text:style-name="Preformatted_20_Text">https://tecadmin.net/how-to-install-pgadmin4-on-ubuntu-20-04/</text:p>
      <text:p text:style-name="Preformatted_20_Text">https://bitnami.com/stack/lamp/installer</text:p>
      <text:p text:style-name="Preformatted_20_Text">www.katacoda.com/enterprisedb/scenarios/pgadmin-sandbox</text:p>
      <text:p text:style-name="Preformatted_20_Text">sqlfiddle.com oppure db-fiddle.com</text:p>
      <text:p text:style-name="Preformatted_20_Text">w3school.com/sql/sql_exercises.asp</text:p>
      <text:p text:style-name="P1">w3resource.com/sql-exercises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11:34:22.194288611</meta:creation-date>
    <dc:date>2022-02-21T11:34:56.918145052</dc:date>
    <meta:editing-duration>PT35S</meta:editing-duration>
    <meta:editing-cycles>1</meta:editing-cycles>
    <meta:document-statistic meta:table-count="0" meta:image-count="0" meta:object-count="0" meta:page-count="1" meta:paragraph-count="10" meta:word-count="12" meta:character-count="492" meta:non-whitespace-character-count="490"/>
    <meta:generator>LibreOffice/6.0.7.3$Linux_X86_64 LibreOffice_project/00m0$Build-3</meta:generator>
  </office:meta>
</office:document-meta>
</file>